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text-properties fo:language="fr" fo:country="FR"/>
    </style:style>
    <style:style style:name="P2" style:family="paragraph" style:parent-style-name="Standard">
      <style:paragraph-properties fo:margin-top="0cm" fo:margin-bottom="0cm" style:contextual-spacing="false" fo:line-height="100%" fo:text-align="center" style:justify-single-word="false"/>
      <style:text-properties fo:language="fr" fo:country="FR" fo:font-weight="bold" style:font-weight-asian="bold"/>
    </style:style>
    <style:style style:name="P3" style:family="paragraph" style:parent-style-name="Standard">
      <style:paragraph-properties fo:margin-top="0cm" fo:margin-bottom="0cm" style:contextual-spacing="false" fo:line-height="100%" fo:text-align="justify" style:justify-single-word="false"/>
      <style:text-properties fo:language="fr" fo:country="FR" fo:font-weight="bold" style:font-weight-asian="bold"/>
    </style:style>
    <style:style style:name="P4" style:family="paragraph" style:parent-style-name="Standard">
      <style:paragraph-properties fo:margin-top="0cm" fo:margin-bottom="0cm" style:contextual-spacing="false" fo:line-height="100%" fo:text-align="justify" style:justify-single-word="false"/>
      <style:text-properties fo:language="fr" fo:country="FR"/>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text-properties fo:language="fr" fo:country="FR"/>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language="fr" fo:country="FR"/>
    </style:style>
    <style:style style:name="P7" style:family="paragraph" style:parent-style-name="Standard" style:master-page-name="Standard">
      <style:paragraph-properties fo:margin-top="0cm" fo:margin-bottom="0cm" style:contextual-spacing="false" fo:line-height="100%" fo:text-align="center" style:justify-single-word="false" style:page-number="1"/>
      <style:text-properties fo:font-size="14pt" fo:language="fr" fo:country="FR" fo:font-weight="bold" style:font-size-asian="14pt" style:font-weight-asian="bold" style:font-size-complex="14pt"/>
    </style:style>
    <style:style style:name="P8" style:family="paragraph" style:parent-style-name="Standard">
      <style:paragraph-properties fo:margin-top="0cm" fo:margin-bottom="0cm" style:contextual-spacing="false" fo:line-height="100%" fo:text-align="justify" style:justify-single-word="false"/>
      <style:text-properties fo:language="fr" fo:country="FR"/>
    </style:style>
    <style:style style:name="P9" style:family="paragraph" style:parent-style-name="Standard" style:list-style-name="WWNum13">
      <style:paragraph-properties fo:margin-left="3.81cm" fo:margin-right="0cm" fo:margin-top="0cm" fo:margin-bottom="0cm" style:contextual-spacing="true" fo:line-height="100%" fo:text-align="justify" style:justify-single-word="false" fo:text-indent="-0.635cm" style:auto-text-indent="false"/>
      <style:text-properties fo:language="fr" fo:country="FR"/>
    </style:style>
    <style:style style:name="P10" style:family="paragraph" style:parent-style-name="Standard" style:list-style-name="WWNum13">
      <style:paragraph-properties fo:margin-left="3.81cm" fo:margin-right="0cm" fo:margin-top="0cm" fo:margin-bottom="0cm" style:contextual-spacing="true" fo:line-height="100%" fo:text-align="justify" style:justify-single-word="false" fo:text-indent="-0.635cm" style:auto-text-indent="false"/>
      <style:text-properties fo:language="fr" fo:country="FR" officeooo:rsid="0006aa88" officeooo:paragraph-rsid="0006aa88"/>
    </style:style>
    <style:style style:name="P11" style:family="paragraph" style:parent-style-name="Standard" style:list-style-name="WWNum14">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2" style:family="paragraph" style:parent-style-name="Standard" style:list-style-name="WWNum7">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3" style:family="paragraph" style:parent-style-name="Standard" style:list-style-name="WWNum4">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4" style:family="paragraph" style:parent-style-name="Standard" style:list-style-name="WWNum8">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5" style:family="paragraph" style:parent-style-name="Standard" style:list-style-name="WWNum15">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6" style:family="paragraph" style:parent-style-name="Standard" style:list-style-name="WWNum10">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7" style:family="paragraph" style:parent-style-name="Standard" style:list-style-name="WWNum11">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8" style:family="paragraph" style:parent-style-name="Standard" style:list-style-name="WWNum1">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19" style:family="paragraph" style:parent-style-name="Standard" style:list-style-name="WWNum16">
      <style:paragraph-properties fo:margin-left="1.27cm" fo:margin-right="0cm" fo:margin-top="0cm" fo:margin-bottom="0cm" style:contextual-spacing="true" fo:line-height="100%" fo:text-align="justify" style:justify-single-word="false" fo:text-indent="-0.635cm" style:auto-text-indent="false"/>
      <style:text-properties fo:language="fr" fo:country="FR"/>
    </style:style>
    <style:style style:name="P20" style:family="paragraph" style:parent-style-name="Standard" style:list-style-name="WWNum1">
      <style:paragraph-properties fo:margin-left="1.27cm" fo:margin-right="0cm" fo:margin-top="0cm" fo:margin-bottom="0cm" style:contextual-spacing="true" fo:line-height="100%" fo:text-indent="-0.635cm" style:auto-text-indent="false"/>
      <style:text-properties fo:language="fr" fo:country="FR"/>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language="fr" fo:country="FR" fo:font-weight="bold" style:font-weight-asian="bold"/>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language="fr" fo:country="FR"/>
    </style:style>
    <style:style style:name="T1" style:family="text">
      <style:text-properties fo:font-weight="bold" style:font-weight-asian="bold"/>
    </style:style>
    <style:style style:name="T2" style:family="text">
      <style:text-properties officeooo:rsid="0007d957"/>
    </style:style>
    <style:style style:name="T3" style:family="text">
      <style:text-properties officeooo:rsid="00093bd6"/>
    </style:style>
    <style:style style:name="T4" style:family="text">
      <style:text-properties officeooo:rsid="000b1a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position de projet Cassiopée</text:p>
      <text:p text:style-name="P2">Développement d'un DATABASE FIREWALL (DBF)</text:p>
      <text:p text:style-name="P4"/>
      <text:p text:style-name="P4"/>
      <text:p text:style-name="P4"/>
      <text:p text:style-name="P4"/>
      <text:p text:style-name="P4"/>
      <text:p text:style-name="P3">Ce projet dans l’actualité :</text:p>
      <text:p text:style-name="P4"/>
      <text:p text:style-name="P4"><text:tab/>Les injections SQL font parties des attaques les plus utilisées et les plus performantes à l'heure actuelle sur le web. On les retrouve notamment dans le top 10 des attaques les plus utilisées selon l'OWASP. Cela est dû a deux choses :</text:p>
      <text:p text:style-name="P4"/>
      <text:list xml:id="list7016764404210151360" text:style-name="WWNum13">
        <text:list-item>
          <text:p text:style-name="P10">La plupart des développeurs ne testent pas suffisament leur code et/ou ne suivent pas correctement les bonnes pratiques de sécurité liées au filtrage d'entrée, au prepared statements...</text:p>
        </text:list-item>
      </text:list>
      <text:p text:style-name="P1"><text:tab/></text:p>
      <text:list xml:id="list184346789477303" text:continue-numbering="true" text:style-name="WWNum13">
        <text:list-item>
          <text:p text:style-name="P9">Les outils les plus utilisés tels que les WAF(Web Application Firewall) ne sont pas suffisamment performant<text:span text:style-name="T3">s</text:span> <text:span text:style-name="T2">puisqu'ils doivent gérer une infinité de requêtes sous différentes formes, parfois mêmes offusquées</text:span>.</text:p>
        </text:list-item>
      </text:list>
      <text:p text:style-name="P4"/>
      <text:p text:style-name="P4"><text:tab/>Il existe cependant un outil plus performant que le WAF : le <text:span text:style-name="T1">DATABASE FIREWALL</text:span>.</text:p>
      <text:p text:style-name="P4">Celui-ci ne se place pas entre le serveur de l’application et le client, contrairement au WAF, mais entre le serveur de l’application et la/les base(s) de données.</text:p>
      <text:p text:style-name="P4"><text:tab/>Là ou le WAF échouait car les possibilités de messages envoyés via le formulaire du site sont infinies (notamment à cause des tautologies et de l'o<text:span text:style-name="T3">f</text:span>fuscation de code), le DBF lui, reçoit des requêtes SQL complètes, déjà traduites, qui sont plus simples à analyser. <text:span text:style-name="T4">Finalement, en étant au plus proche de la base de données, le DBF va pouvoir d'avantage comprendre la requête et ainsi être plus efficace que le WAF.</text:span></text:p>
      <text:p text:style-name="P4"><text:tab/>Aujourd’hui il existe quelques propositions de DBF, notamment la solution “Audit Vault and Database Firewall” d’Oracle qui a un coût important ou encore la solution OpenSource “greensql”.</text:p>
      <text:p text:style-name="P4"/>
      <text:p text:style-name="P4"><text:tab/>Pendant ce projet, nous nous appliquerons donc à développer un Database Firewall (DBF), à l’intégrer au sein d’une infrastructure faillible, et à tester ses capacités.</text:p>
      <text:p text:style-name="P4"/>
      <text:p text:style-name="P4"/>
      <text:p text:style-name="P3">Etat de l’art</text:p>
      <text:p text:style-name="P4"><text:tab/></text:p>
      <text:p text:style-name="P6">Solution OpenSource: </text:p>
      <text:list xml:id="list6801165600895404236" text:style-name="WWNum14">
        <text:list-item>
          <text:p text:style-name="P11">GreenSQL: Joue le rôle de reverse proxy pour la connexion SQL, gère l’ensemble des connexions au serveur de base de données. Il peut être déployé sur le même serveur que la base de donnée ou sur un serveur distinct connecté à la base de données. Par défaut, il bloque les commandes administratives. Il peut gérer les bases de données MySQL et PostgreSQL. Cette solution combine C++ et assembleur, elle dispose également d’un moteur d’auto-apprentissage qui peut être ou non activé.</text:p>
        </text:list-item>
      </text:list>
      <text:p text:style-name="P6"/>
      <text:p text:style-name="P6">Solutions Propriétaires: </text:p>
      <text:list xml:id="list4042816463931967635" text:style-name="WWNum7">
        <text:list-item>
          <text:p text:style-name="P12">Oracle Database Firewall: Gère les injections SQL, la black et la white liste. Permet également le traitement de logs. Coût: $1,200.00/ans</text:p>
        </text:list-item>
        <text:list-item>
          <text:p text:style-name="P12">Imperva SecureSphere Database Firewall: Gère les données entrantes et sortantes pour prévenir des failles SQL en intégrant un nombre de “patterns” prédéfinis.</text:p>
        </text:list-item>
        <text:list-item>
          <text:p text:style-name="P12"><text:soft-page-break/>MaxScale Database Firewall filter: Permet de gérer une série de règle qui autorise ou non certaines requêtes.</text:p>
        </text:list-item>
        <text:list-item>
          <text:p text:style-name="P12">Microsoft Azure SQL Database: Son firewall gère simplement les règles de filtrage IP pour l’ensemble des bases de données gérées par l’administrateur.</text:p>
        </text:list-item>
        <text:list-item>
          <text:p text:style-name="P12">DataSunrise DB Firewall: Gère la plupart des bases de données, consiste principalement en gérant une liste noire et une liste blanche des requêtes SQL autorisées.</text:p>
        </text:list-item>
        <text:list-item>
          <text:p text:style-name="P12">Xpert Database Firewall</text:p>
        </text:list-item>
        <text:list-item>
          <text:p text:style-name="P12">MySQL Enterprise Firewall</text:p>
        </text:list-item>
      </text:list>
      <text:p text:style-name="P6"/>
      <text:p text:style-name="P6">Solutions académiques:</text:p>
      <text:p text:style-name="P6"><text:tab/>Aucune solution académique ne semble aujourd’hui mise en avant.</text:p>
      <text:p text:style-name="P6"/>
      <text:p text:style-name="P6"><text:tab/>On voit donc qu’il existe un grand nombre de solutions, essentiellement propriétaires, développées sur le marché qui font office de Database Firewall. Cependant, la plupart dépendent principalement de la capacité du développeur à déterminer quelles pourraient être les principales menaces à contrer, et ensuite ils facilitent le traitement des règles. Ils ne semblent pas proposer les règles en tant que telle.</text:p>
      <text:p text:style-name="P6"><text:tab/>Les principales solutions utilisées semblent restées GreenSQL et Oracle Database Firewall, elles se démarquent d’une part par le poids qu’Oracle a sur le marché des bases de données et dans leur capacité à effectuer un auto-apprentissage.</text:p>
      <text:p text:style-name="P5"/>
      <text:p text:style-name="P6"/>
      <text:p text:style-name="P6"><text:span text:style-name="T1">Notre projet face aux autres DBF:</text:span></text:p>
      <text:p text:style-name="P21"><text:tab/></text:p>
      <text:p text:style-name="P5">L’objectif de notre outils n’est pas, comme pour “MaxScale Database Firewall filter” ou “DataSunrise DB Firewall”, de ne gérer que la création de règles par l’administrateur qui sont facilement outrepassable par l’o<text:span text:style-name="T3">f</text:span>fuscation de code. Nous voulons implémenter un système de sécurité analysant les requêtes intelligemment pour éviter de se laisser tromper par l’obfuscation de code. Pour cela, nous inclurons les éléments suivants:</text:p>
      <text:p text:style-name="P4"/>
      <text:list xml:id="list2178440022773207549" text:style-name="WWNum4">
        <text:list-item>
          <text:p text:style-name="P13">Les règles: white ou blacklist ?</text:p>
        </text:list-item>
      </text:list>
      <text:p text:style-name="P4">Les DBF présentés ci-dessus, présentent tous la possibilité de bloquer certaine requêtes SQL via des black/whitelists. Une première idée serait de ne pas donner la possibilité aux administrateurs de créer des blacklists. En effet, cela est beaucoup moins sécurisé que d’utiliser des whitelists car les administrateurs connaissent mieux ce dont leurs applications WEB ont besoin plutôt que l’ensemble (qui est très grand) des requêtes qui peuvent être utilisées pour mener un attaque.</text:p>
      <text:p text:style-name="P4"/>
      <text:list xml:id="list1595167899860662031" text:style-name="WWNum8">
        <text:list-item>
          <text:p text:style-name="P14">Un interpréteur/compilateur mysql intégré</text:p>
        </text:list-item>
      </text:list>
      <text:p text:style-name="P4">Il est extrêmement intéressant d’intégrer un interpréteur de requête mysql au firewall. Il pourrait ainsi, en cas de doutes ( possiblement dûs à de l’o<text:span text:style-name="T3">f</text:span>fuscation de code), tenter de reconstruire la requête en l’interprétant comme mysql le ferait. Le firewall pourra ensuite déterminer si la requête est autorisé ou non via l’utilisation des règles de filtrage créées par l’administrateur. <text:s/></text:p>
      <text:p text:style-name="P4"/>
      <text:list xml:id="list5303905033284470381" text:style-name="WWNum15">
        <text:list-item>
          <text:p text:style-name="P15">Filtrage dans les deux sens</text:p>
        </text:list-item>
      </text:list>
      <text:p text:style-name="P4">On peut définir des règles de filtrage pour les requêtes allant vers les bases de données mais il est également intéressant de filtrer les réponses à ces requêtes. Dans ce cas, même si une injection réussit à passer au travers du firewall, l’information renvoyée peut-être interceptée, ce qui peut faire échouer l’attaque. On pourrait donc donner la possibilité aux administrateurs de créer des règles de filtrage pour les requêtes provenant des bases de données et allant vers les applications Web. Un exemple simple serait de ne pas pouvoir renvoyer une réponse trop “grande” (“grande” restant à définir par l’administrateur en fonction des besoins de l’application) ou de bloquer les messages d’erreur. </text:p>
      <text:p text:style-name="P4"><text:soft-page-break/></text:p>
      <text:p text:style-name="P4"/>
      <text:p text:style-name="P5">De plus, notre outil sera le plus transparent possible pour l’application Web et les bases de données. Cela permettra son utilisation au sein d’architectures déjà déployées tout en limitant le temps d’indisponibilité des services Web lors de la migration. Pour faciliter l’intégration de l’outil au sein de l’entreprise, nous inclurons les éléments suivants:</text:p>
      <text:p text:style-name="P4"/>
      <text:p text:style-name="P4"/>
      <text:list xml:id="list303390414226452095" text:style-name="WWNum10">
        <text:list-item>
          <text:p text:style-name="P16">Plusieurs sets de règles</text:p>
        </text:list-item>
      </text:list>
      <text:p text:style-name="P4">Imaginons que les administrateurs veulent administrer leurs bases de données via une interface Web privé. Ils doivent avoir accès au requêtes d’administrations mysql. Or par défaut celles-ci seront filtrés par le firewall. C’est pourquoi, la solution proposé devra permettre de créer différents jeux de règles en fonction des adresses IP sources (ou du sous réseaux) de la requête. Ici par exemple, les requêtes provenant d’une adresse IP privé pourront contenir des commandes d’administration et les requêtes provenant d’une adresse IP publique (application Web accessible par les clients) n’auront pas ce privilège. </text:p>
      <text:p text:style-name="P4">Cela permet notamment de faire transiter toutes les requêtes (même pour l’administration des bases de données) par le firewall ce qui simplifie sa mise en place et la gestion des logs qui seront tous stockés par le firewall. </text:p>
      <text:p text:style-name="P4"/>
      <text:list xml:id="list2574577730945495973" text:style-name="WWNum11">
        <text:list-item>
          <text:p text:style-name="P17">Un firewall pour plusieurs bases de données</text:p>
        </text:list-item>
      </text:list>
      <text:p text:style-name="P4">On peut avoir différentes applications qui utilisent différentes bases de données. Il ne faut pas qu’une application puisse permettre d’accéder aux informations contenu dans les autres bases de données (cela est possible si elles se trouvent toutes sur le même serveur). On pourra donc interdire l’accès à certaines bases de données <text:s/>par certaines applications en filtrant sur l’IP source.</text:p>
      <text:p text:style-name="P4"/>
      <text:p text:style-name="P3">Les étapes du projet :</text:p>
      <text:p text:style-name="P4"/>
      <text:list xml:id="list592497037161206993" text:style-name="WWNum1">
        <text:list-item>
          <text:p text:style-name="P20">Mise en place d'une infrastructure application Web et base de données injectables pour tester notre firewall. Choix des technologies : a priori PHP et MySQL.<text:tab/></text:p>
        </text:list-item>
      </text:list>
      <text:p text:style-name="P1"><text:tab/> <text:tab/></text:p>
      <text:list xml:id="list184347071161848" text:continue-numbering="true" text:style-name="WWNum1">
        <text:list-item>
          <text:p text:style-name="P18">Documentation sur les différents algorithmes utilisés par des solutions déjà existantes. Nous pourrons, ainsi, étudier « greensql » <text:tab/>qui est une solution libre et open source de DBF et qui utilise notamment des “risk scoring matrix” pour déterminer le risque de chaques requêtes. Il bloque également des requêtes contenant les mots clés DROP, etc </text:p>
        </text:list-item>
      </text:list>
      <text:p text:style-name="P4"/>
      <text:list xml:id="list184345889786925" text:continue-numbering="true" text:style-name="WWNum1">
        <text:list-item>
          <text:p text:style-name="P18">Implémenter la partie client/serveur de la DBF. <text:s/></text:p>
        </text:list-item>
      </text:list>
      <text:p text:style-name="P1"/>
      <text:list xml:id="list184346454459896" text:continue-numbering="true" text:style-name="WWNum1">
        <text:list-item>
          <text:p text:style-name="P18">Implémenter les algorithmes majeurs.</text:p>
        </text:list-item>
      </text:list>
      <text:p text:style-name="P4"/>
      <text:list xml:id="list184346908764992" text:continue-numbering="true" text:style-name="WWNum1">
        <text:list-item>
          <text:p text:style-name="P18">Tester le DBF sur l’infrastructure mise en place et en garder une trace. Nous ferons les injections SQL à la main (pour les injections spécifiques) et nous utiliserons également l’outil de pentest “sqlmap” pour les injections plus puissantes. </text:p>
        </text:list-item>
      </text:list>
      <text:p text:style-name="P4"/>
      <text:list xml:id="list184346274905099" text:continue-numbering="true" text:style-name="WWNum1">
        <text:list-item>
          <text:p text:style-name="P18">Optionnel : intégrer un nouvel algorithme et gérer les injections XSS. <text:tab/></text:p>
        </text:list-item>
      </text:list>
      <text:p text:style-name="P4"/>
      <text:p text:style-name="P4"/>
      <text:p text:style-name="P4"/>
      <text:p text:style-name="P3">Résultats espérés:</text:p>
      <text:p text:style-name="P4"/>
      <text:p text:style-name="P4"><text:soft-page-break/>Nous espérons, dans le pire des cas, que l’outil permettra de gérer les injections SQL simples et avancées sans o<text:span text:style-name="T3">f</text:span>fuscation de code. Le véritable enjeux sera de <text:s/>dés-o<text:span text:style-name="T3">f</text:span>fusquer le code.</text:p>
      <text:p text:style-name="P4"/>
      <text:p text:style-name="P4">Nous espérons délivrer, en fin de projet, les livrables suivant:</text:p>
      <text:p text:style-name="P4"/>
      <text:list xml:id="list5371012228971618847" text:style-name="WWNum16">
        <text:list-item>
          <text:p text:style-name="P19">DBF fonctionnel</text:p>
        </text:list-item>
        <text:list-item>
          <text:p text:style-name="P19">Suivi du projet ( carnet de bord et bibliographie par exemple )</text:p>
        </text:list-item>
        <text:list-item>
          <text:p text:style-name="P19">Résultats des tests</text:p>
        </text:list-item>
        <text:list-item>
          <text:p text:style-name="P19">Compte rendu sur l’outil: fonctionnalités, limites, mode d’emploi et d’implémentation</text:p>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5.715cm" fo:margin-left="6.35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9.525cm" fo:margin-left="10.16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13.3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28T18:43:45.079523966</dc:date>
    <dc:creator>Baptiste </dc:creator>
    <meta:editing-duration>PT28M1S</meta:editing-duration>
    <meta:editing-cycles>6</meta:editing-cycles>
    <meta:document-statistic meta:table-count="0" meta:image-count="0" meta:object-count="0" meta:page-count="4" meta:paragraph-count="58" meta:word-count="1399" meta:character-count="8999" meta:non-whitespace-character-count="7648"/>
  </office:meta>
</office:document-meta>
</file>